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dad" officeooo:paragraph-rsid="001d6da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d6dad" officeooo:paragraph-rsid="001d6dad"/>
    </style:style>
    <style:style style:name="P3" style:family="paragraph" style:parent-style-name="Standard">
      <style:text-properties style:font-name="Arial" officeooo:rsid="001d6dad" officeooo:paragraph-rsid="001d6dad"/>
    </style:style>
    <style:style style:name="P4" style:family="paragraph" style:parent-style-name="Standard">
      <style:text-properties style:font-name="Arial" officeooo:rsid="001d6dad" officeooo:paragraph-rsid="001fe576"/>
    </style:style>
    <style:style style:name="P5" style:family="paragraph" style:parent-style-name="Standard">
      <style:text-properties style:font-name="Arial" officeooo:rsid="001d6dad" officeooo:paragraph-rsid="00231c1c"/>
    </style:style>
    <style:style style:name="P6" style:family="paragraph" style:parent-style-name="Standard" style:list-style-name="L1">
      <style:text-properties style:font-name="Arial" officeooo:rsid="001d6dad" officeooo:paragraph-rsid="001d6dad"/>
    </style:style>
    <style:style style:name="P7" style:family="paragraph" style:parent-style-name="Standard">
      <style:text-properties style:font-name="Arial" officeooo:rsid="001fe576" officeooo:paragraph-rsid="001fe576"/>
    </style:style>
    <style:style style:name="P8" style:family="paragraph" style:parent-style-name="Standard">
      <style:text-properties style:font-name="Arial" fo:font-weight="bold" officeooo:rsid="001d6dad" officeooo:paragraph-rsid="001d6dad" style:font-weight-asian="bold" style:font-weight-complex="bold"/>
    </style:style>
    <style:style style:name="T1" style:family="text">
      <style:text-properties officeooo:rsid="001e7831"/>
    </style:style>
    <style:style style:name="T2" style:family="text">
      <style:text-properties officeooo:rsid="001fe576"/>
    </style:style>
    <style:style style:name="T3" style:family="text">
      <style:text-properties officeooo:rsid="0021596c"/>
    </style:style>
    <style:style style:name="T4" style:family="text">
      <style:text-properties officeooo:rsid="00231c1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span text:style-name="T7">Ordem de Serviço - Stop Car</text:span> </text:p>
      <text:p text:style-name="P2"/>
      <text:p text:style-name="P2"/>
      <text:p text:style-name="P2"><text:span text:style-name="T9">Documento de Requisitos</text:span> </text:p>
      <text:p text:style-name="P2"/>
      <text:p text:style-name="P3"/>
      <text:p text:style-name="P3"/>
      <text:p text:style-name="P3"/>
      <text:p text:style-name="P3"><text:span text:style-name="T8">A – VISÃO GERAL DO SISTEMA</text:span> </text:p>
      <text:p text:style-name="P3"/>
      <text:p text:style-name="P3"><text:tab/>O sistema visa realizar cadastros de ordens de serviços para controle e registro de serviços prestados ao cliente, manutenções em seu veículo, identificar em qual veículo será realizado a manutenção. Tem também por objetivo registrar a venda dos serviços prestados e produtos vendidos para o cliente. </text:p>
      <text:p text:style-name="P3"/>
      <text:p text:style-name="P3"/>
      <text:p text:style-name="P3"/>
      <text:p text:style-name="P3"/>
      <text:p text:style-name="P3"/>
      <text:p text:style-name="P5"><text:span text:style-name="T8">B - REQUISITOS FUNCIONAIS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>B1 - Lançamentos diversos</text:span> </text:p>
      <text:p text:style-name="P5"/>
      <text:p text:style-name="P3"><text:tab/></text:p>
      <text:p text:style-name="P3"><text:tab/>O sistema deve permitir a inclusão, alteração e remoção de Clientes da StopCar, com os seguintes atributos: nome, endereço telefone, cpf. </text:p>
      <text:p text:style-name="P3"><text:tab/></text:p>
      <text:p text:style-name="P3">O sistema deve permitir a inclusão, alteração e remoção de funcionários da <text:span text:style-name="T1">Stopcar</text:span>, com os seguintes atributos: <text:span text:style-name="T1">código do funcionário, </text:span>nome, endereço, <text:span text:style-name="T1">cpf</text:span>, telefone <text:span text:style-name="T1">e o</text:span> <text:span text:style-name="T1">salário.</text:span></text:p>
      <text:p text:style-name="P3"/>
      <text:p text:style-name="P3"><text:tab/>O sistema deve permitir a inclusão, alteração e remoção d<text:span text:style-name="T1">o</text:span>s divers<text:span text:style-name="T1">o</text:span>s <text:span text:style-name="T1">veículos dos clientes</text:span>, com os seguintes atributos: código d<text:span text:style-name="T1">o veículo</text:span>, <text:span text:style-name="T1">placa, modelo, marca e o ano</text:span>.</text:p>
      <text:p text:style-name="P3"/>
      <text:p text:style-name="P4"><text:tab/>O sistema deve permitir a inclusão, alteração e remoção d<text:span text:style-name="T1">o</text:span>s <text:span text:style-name="T2">produtos e serviços da StopCar</text:span>, com os seguintes atributos: código d<text:span text:style-name="T1">o serviço ou produto</text:span>, <text:span text:style-name="T2">tipo (serviço ou produto), descrição e o preço</text:span>.</text:p>
      <text:p text:style-name="P4"/>
      <text:p text:style-name="P4"><text:tab/>O sistema deve permitir a <text:span text:style-name="T2">realização de uma venda </text:span>d<text:span text:style-name="T1">o</text:span>s <text:span text:style-name="T2">produtos e serviços executados na ordem de serviço, c</text:span>om os seguintes atributos: <text:span text:style-name="T2">código da venda, número de parcelas, o tipo de pagamento e o valor total da venda</text:span>.</text:p>
      <text:p text:style-name="P4"/>
      <text:p text:style-name="P7"><text:tab/>O sistema deve permitir a realização do cadastro da Ordem de Serviço, onde deve conter um campo com todos os serviços disponíveis da StopCar e seus produtos com suas devidas quantidades para aquele serviço. <text:span text:style-name="T3">Também deve conter um campo com todos os clientes cadastrados com seus respectivos veículos. 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B2 - Impressão de diversos tipos de relatórios e consultas</text:p>
      <text:p text:style-name="P8"/>
      <text:p text:style-name="P8"/>
      <text:p text:style-name="P3"/>
      <text:p text:style-name="P3"><text:tab/>O sistema deve permitir a impressão de uma listagem das <text:span text:style-name="T3">ordens de serviço</text:span>, agrupadas por categoria de <text:span text:style-name="T3">status da O.S,nome do cliente, nome funcionário, data da abertura da O.S e fechamento da O.S</text:span>. </text:p>
      <text:p text:style-name="P3"/>
      <text:p text:style-name="P3"><text:tab/>Gerar cupom fiscal da venda para o cliente.</text:p>
      <text:p text:style-name="P3"/>
      <text:p text:style-name="P3"><text:tab/>Gerar um relatório de vendas, nele haverá diversos filtros que trarão as seguintes informações:</text:p>
      <text:list xml:id="list621473494" text:style-name="L1">
        <text:list-item>
          <text:p text:style-name="P6">Por Período</text:p>
        </text:list-item>
        <text:list-item>
          <text:p text:style-name="P6">Valores totais de vendas no período.</text:p>
        </text:list-item>
        <text:list-item>
          <text:p text:style-name="P6">Código da venda.</text:p>
        </text:list-item>
        <text:list-item>
          <text:p text:style-name="P6">Data da realização da Ordem de serviço.</text:p>
        </text:list-item>
        <text:list-item>
          <text:p text:style-name="P6">Código e nome do cliente.</text:p>
        </text:list-item>
        <text:list-item>
          <text:p text:style-name="P6">Código e modelo do veículo.</text:p>
        </text:list-item>
        <text:list-item>
          <text:p text:style-name="P6">Funcionário responsável;</text:p>
        </text:list-item>
        <text:list-item>
          <text:p text:style-name="P6"/>
        </text:list-item>
      </text:list>
      <text:p text:style-name="P5"><text:tab/>O sistema deve permitir a impressão de uma listagem <text:span text:style-name="T3">dos serviços e produtos de uma determinada os para um cliente específico com seu preço total do</text:span></text:p>
      <text:p text:style-name="P5"><text:span text:style-name="T4">a realização do serviç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3:03:38.543000000</meta:creation-date>
    <dc:date>2019-06-25T23:48:41.591000000</dc:date>
    <meta:editing-duration>PT3M40S</meta:editing-duration>
    <meta:editing-cycles>1</meta:editing-cycles>
    <meta:document-statistic meta:table-count="0" meta:image-count="0" meta:object-count="0" meta:page-count="2" meta:paragraph-count="28" meta:word-count="394" meta:character-count="2388" meta:non-whitespace-character-count="2006"/>
    <meta:generator>LibreOffice/6.1.1.2$Windows_X86_64 LibreOffice_project/5d19a1bfa650b796764388cd8b33a5af1f5baa1b</meta:generator>
  </office:meta>
</office:document-meta>
</file>